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380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Feed</text:p>
          </table:table-cell>
          <table:table-cell table:style-name="ce5" office:value-type="string" calcext:value-type="string">
            <text:p>Subject</text:p>
          </table:table-cell>
          <table:table-cell table:style-name="ce5" table:number-columns-repeated="16380"/>
        </table:table-row>
        <table:table-row table:style-name="ro1">
          <table:table-cell office:value-type="string" calcext:value-type="string">
            <text:p>The Judg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ntastic Fou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ntastic Four: Rise of the Silver Surfer</text:p>
          </table:table-cell>
          <table:table-cell/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ntastic Fou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 Wars: Episode V - The Empire Strikes Back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Episode VI - Return of the Jedi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Force Awakens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Holiday Special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tman v Superman: Dawn of Justic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Animatrix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The Wachowski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etch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icide Squ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der Siege 2: Dark Territory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ck Reacher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Christopher McQuarri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ck Reacher: Never Go Back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Christopher McQuarri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n Who Knew Too Littl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gue One: A Star Wars Story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ank Check</text:p>
          </table:table-cell>
          <table:table-cell/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ifford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nder W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Book of Henry</text:p>
          </table:table-cell>
          <table:table-cell/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Devil Wears Prada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Romilly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ustice Leagu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st in Spac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Joey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Last Jedi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ning Scared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sie and the Pussycats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Ang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o: A Star Wars Story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ace Jam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James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me Aga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Nancy Mey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lph Breaks the Internet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quaman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assin's Creed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kémon Detective Pikachu</text:p>
          </table:table-cell>
          <table:table-cell/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Lion K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k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Kingdom of Dreams and Madness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Hayao Miyazak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Rise of Skywalker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irds of Prey (and the Fantabulous Emancipation of One Harley Quinn)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gat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hen Harry Met Sally...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Nora Ephr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nder Woman 1984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oe Dirt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ace Jam: A New Legacy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James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ssion: Impossible - Dead Reckoning Part One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Christopher McQuarri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 Love You to Deat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nka</text:p>
          </table:table-cell>
          <table:table-cell/>
          <table:table-cell office:value-type="string" calcext:value-type="string">
            <text:p>Main F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quaman and the Lost Kingdom</text:p>
          </table:table-cell>
          <table:table-cell/>
          <table:table-cell office:value-type="string" calcext:value-type="string">
            <text:p>Main Feed</text:p>
          </table:table-cell>
          <table:table-cell office:value-type="string" calcext:value-type="string">
            <text:p>DCE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 Star Is Bor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ain Feed</text:p>
          </table:table-cell>
          <table:table-cell office:value-type="string" calcext:value-type="string">
            <text:p>Barbra Streisa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hat Men Want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Nancy Mey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Tim Burton'</text:span>s Corpse Brid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im Burt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kenweeni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Tim Burt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hisper of the Heart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Hayao Miyazak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wimming to Cambodia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onathan Dem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gue One: A Star Wars Stor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o: A Star Wars Stor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Star Wars: Episode IV -</text:span> A New Hop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Episode V - The Empire Strikes Back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Episode VI - Return of the Jed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X-1138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George Luc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erican Graffit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George Luca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Force Awaken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Last Jed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 Wars: The Rise of Skywalke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r W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George Mill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oy Sto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y Story 2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oy Sto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y Story 3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oy Sto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y Story 4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oy Sto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nging Up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Nora Ephr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appearing Act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Gina Prince-Bythewoo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Way of the Gu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Christopher McQuarri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ocodile Dunde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Crocodile Dunde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ocodile Dundee I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Crocodile Dunde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ocodile Dundee in Los Angele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Crocodile Dunde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Return of Jafa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Musker/Clemen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addin and the King of Thieve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Musker/Clemen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wiligh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Twilight Saga: New Moo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n't Be a Menace to South Central While Drinking Your Juice in the Hood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ohn Singlet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The Twilight Saga</text:span>: Eclips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The Twilight Saga</text:span>: Breaking Dawn Part 1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Hos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The Twilight Saga</text:span>: Breaking Dawn Part 2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wi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itch Black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Pitch Bl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Chronicles of Riddick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Pitch Bl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iddick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Pitch Bl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Someone'</text:span>s Watching Me!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ohn Carp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lvi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John Carp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umm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OG MUM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ummy Return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OG MUM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ummy: Tomb of the Dragon Empero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OG MUM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umm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OG MUM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Scorpion King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OG MUMM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Santa Claus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anta Clau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Santa Clause 2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anta Clau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Santa Clause 3: The Escape Claus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anta Clau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trix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he Matri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trix Reloaded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he Matri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trix Revolution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he Matri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il De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Sam Raim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trix Resurrection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The Matri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tman: Mask of the Phantasm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at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tman Foreve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at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ld Dog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Live Sh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tman &amp; Robi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at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Lego Batman Movi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at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Batma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at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ll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Live Sh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ve and Let Di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n With the Golden Gu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Spy Who Loved M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fess, Fletch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onrake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r Your Eyes Onl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nley Kubri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ctopuss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ctor Sleep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Stanley Kubri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 View to a Kill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Roger Mo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tional Treasure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National Tr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tional Treasure: Book of Secret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National Treasu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yaanisqats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Qat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waqqats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Qat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qoyqatsi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Qat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reet Fighte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Ben’s Cho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8 Weeks Later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Danny Boy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oldenEy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treon</text:p>
          </table:table-cell>
          <table:table-cell office:value-type="string" calcext:value-type="string">
            <text:p>James Bond: Pierce Brosn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morrow Never Dies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Pierce Brosn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World is Not Enough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Pierce Brosn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e Another Day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ames Bond: Pierce Brosn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Empty Man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David Finch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Love Guru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Austin Pow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e Hard 2</text:p>
          </table:table-cell>
          <table:table-cell/>
          <table:table-cell office:value-type="string" calcext:value-type="string">
            <text:p>Patreon</text:p>
          </table:table-cell>
          <table:table-cell office:value-type="string" calcext:value-type="string">
            <text:p>John McTiernan</text:p>
          </table:table-cell>
          <table:table-cell table:number-columns-repeated="16380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13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9:40:21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8:47:58.272000000</meta:creation-date>
    <dc:date>2024-04-19T18:38:05.583000000</dc:date>
    <meta:editing-duration>P2DT23H37M13S</meta:editing-duration>
    <meta:editing-cycles>68</meta:editing-cycles>
    <meta:generator>LibreOffice/7.6.6.3$Windows_X86_64 LibreOffice_project/d97b2716a9a4a2ce1391dee1765565ea469b0ae7</meta:generator>
    <meta:document-statistic meta:table-count="1" meta:cell-count="413" meta:object-count="0"/>
  </office:meta>
</office:document-meta>
</file>